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chapter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nnotation Title</text:h>
      <text:p text:style-name="p">Begin</text:p>
      <text:p text:style-name="p">Paragraph 1.</text:p>
      <text:p text:style-name="p"/>
      <text:p text:style-name="p">Paragraph 2.</text:p>
      <text:p text:style-name="p"/>
      <text:p text:style-name="p">Paragraph 3.</text:p>
      <text:p text:style-name="p"/>
      <text:p text:style-name="p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 style:name="Outline"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Annotation Test</text:title> p.<text:page-number text:select-page="current">1</text:page-number></text:p>
      </style:header>
      <style:header-left>
        <text:p text:style-name="Header_20_left">p.<text:page-number text:select-page="current">1</text:page-number> <text:title>Annotation Test</text:title></text:p>
      </style:header-left>
    </style:master-page>
    <style:master-page style:name="Left_20_Page" style:display-name="Left Page" style:page-layout-name="Mpm2">
      <style:header>
        <text:p text:style-name="Header_20_right"><text:s/><text:title>Annotation Test</text:title> <text:page-number text:select-page="current">1</text:page-number></text:p>
      </style:header>
    </style:master-page>
    <style:master-page style:name="Right_20_Page" style:display-name="Right Page" style:page-layout-name="Mpm3">
      <style:header>
        <text:p text:style-name="MP1"><text:page-number text:select-page="current">1</text:page-number> <text:title>Annotation Test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Annotation Test</dc:title>
    <meta:initial-creator>Daniel de Byl</meta:initial-creator>
    <meta:creation-date>2007-09-29T18:20:44</meta:creation-date>
    <dc:creator>C Wong</dc:creator>
    <dc:date>2009-03-16T14:23:11.79</dc:date>
    <dc:language>en-AU</dc:language>
    <meta:editing-cycles>15</meta:editing-cycles>
    <meta:editing-duration>PT01H12M59S</meta:editing-duration>
    <meta:document-statistic meta:table-count="0" meta:image-count="0" meta:object-count="0" meta:page-count="1" meta:paragraph-count="10" meta:word-count="24" meta:character-count="143"/>
    <meta:user-defined meta:name="Info 1"/>
    <meta:user-defined meta:name="Info 2"/>
    <meta:user-defined meta:name="Info 3"/>
    <meta:user-defined meta:name="Info 4"/>
  </office:meta>
</office:document-meta>
</file>